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Heading_20_1">
      <style:paragraph-properties fo:text-align="start" style:justify-single-word="false"/>
      <style:text-properties fo:font-size="12pt" fo:font-weight="normal" officeooo:rsid="0016e198" officeooo:paragraph-rsid="0019dab2" style:font-size-asian="12pt" style:font-weight-asian="normal" style:font-size-complex="12pt" style:font-weight-complex="normal"/>
    </style:style>
    <style:style style:name="P2" style:family="paragraph" style:parent-style-name="Heading_20_1">
      <style:paragraph-properties fo:text-align="start" style:justify-single-word="false"/>
      <style:text-properties fo:font-size="12pt" fo:font-weight="normal" officeooo:rsid="00180df4" officeooo:paragraph-rsid="00180df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80df4" officeooo:paragraph-rsid="0019dab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249b7" officeooo:paragraph-rsid="00139eb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249b7" officeooo:paragraph-rsid="0016e19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39eb2" officeooo:paragraph-rsid="0016e198"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33aa" officeooo:paragraph-rsid="001433aa"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c685c" officeooo:paragraph-rsid="000c685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officeooo:rsid="000a4486" officeooo:paragraph-rsid="000a4486" style:font-size-asian="12pt" style:font-size-complex="12pt"/>
    </style:style>
    <style:style style:name="P10" style:family="paragraph" style:parent-style-name="Standard">
      <style:paragraph-properties fo:text-align="start" style:justify-single-word="false"/>
      <style:text-properties fo:font-size="12pt" fo:font-weight="bold" officeooo:rsid="00145ea6" officeooo:paragraph-rsid="00145ea6" style:font-size-asian="12pt" style:font-weight-asian="bold" style:font-size-complex="12pt" style:font-weight-complex="bold"/>
    </style:style>
    <style:style style:name="P11" style:family="paragraph" style:parent-style-name="Text_20_body">
      <style:paragraph-properties fo:text-align="start" style:justify-single-word="false"/>
      <style:text-properties fo:font-size="12pt" fo:font-weight="bold" officeooo:rsid="001249b7" officeooo:paragraph-rsid="00155ad5" style:font-size-asian="12.25pt" style:font-weight-asian="bold" style:font-size-complex="14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22pt" style:font-size-asian="22pt" style:font-size-complex="22pt"/>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paragraph-rsid="0019dab2"/>
    </style:style>
    <style:style style:name="P16" style:family="paragraph" style:parent-style-name="Standard">
      <style:paragraph-properties fo:text-align="start" style:justify-single-word="false"/>
      <style:text-properties style:font-name="Times New Roman1" fo:font-size="14pt" fo:font-weight="bold" officeooo:rsid="000fcc46" officeooo:paragraph-rsid="000fcc46"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1" fo:font-size="14pt" fo:font-weight="bold" officeooo:rsid="000bf8ff" officeooo:paragraph-rsid="000bf8ff"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Times New Roman1" fo:font-size="14pt" fo:font-weight="bold" officeooo:rsid="000bf8ff" officeooo:paragraph-rsid="00114542"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Times New Roman1" fo:font-size="14pt" fo:font-weight="bold" officeooo:rsid="000ea60b" officeooo:paragraph-rsid="000ea60b"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1" fo:font-size="12pt" fo:font-weight="bold" officeooo:rsid="0016e198" officeooo:paragraph-rsid="0016e198"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Times New Roman1" fo:font-size="12pt" fo:font-weight="normal" officeooo:rsid="000ea60b" officeooo:paragraph-rsid="000ea60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1" fo:font-size="12pt" fo:font-weight="normal" officeooo:rsid="000fcc46" officeooo:paragraph-rsid="000fcc46" style:font-size-asian="10.5pt" style:font-weight-asian="normal" style:font-size-complex="12pt" style:font-weight-complex="normal"/>
    </style:style>
    <style:style style:name="P23" style:family="paragraph" style:parent-style-name="Standard">
      <style:paragraph-properties fo:text-align="center" style:justify-single-word="false" fo:break-before="page"/>
      <style:text-properties style:font-name="Times New Roman1" fo:font-size="24pt" fo:font-weight="normal" officeooo:rsid="001249b7" officeooo:paragraph-rsid="001249b7" style:font-size-asian="21pt" style:font-weight-asian="normal" style:font-size-complex="24pt" style:font-weight-complex="normal"/>
    </style:style>
    <style:style style:name="P24" style:family="paragraph" style:parent-style-name="Standard">
      <style:paragraph-properties fo:text-align="start" style:justify-single-word="false"/>
      <style:text-properties fo:font-size="14pt" fo:font-weight="bold" officeooo:rsid="000bf8ff" officeooo:paragraph-rsid="000bf8ff"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size="14pt" fo:font-weight="bold" officeooo:rsid="00114542" officeooo:paragraph-rsid="00114542" style:font-size-asian="14pt" style:font-weight-asian="bold" style:font-size-complex="14pt" style:font-weight-complex="bold"/>
    </style:style>
    <style:style style:name="P26" style:family="paragraph" style:parent-style-name="Text_20_body">
      <style:paragraph-properties fo:text-align="start" style:justify-single-word="false"/>
      <style:text-properties style:font-name="Times New Roman" fo:font-size="12pt" fo:font-weight="bold" officeooo:rsid="001249b7" officeooo:paragraph-rsid="001249b7" style:font-size-asian="12.25pt" style:font-weight-asian="bold" style:font-size-complex="14pt" style:font-weight-complex="bold"/>
    </style:style>
    <style:style style:name="P27" style:family="paragraph" style:parent-style-name="Text_20_body">
      <style:paragraph-properties fo:text-align="start" style:justify-single-word="false"/>
      <style:text-properties style:font-name="Times New Roman" fo:font-size="12pt" fo:font-weight="bold" officeooo:rsid="001249b7" officeooo:paragraph-rsid="00155ad5" style:font-size-asian="12.25pt" style:font-weight-asian="bold" style:font-size-complex="14pt" style:font-weight-complex="bold"/>
    </style:style>
    <style:style style:name="P28" style:family="paragraph" style:parent-style-name="Text_20_body">
      <style:paragraph-properties fo:text-align="start" style:justify-single-word="false"/>
      <style:text-properties style:font-name="Times New Roman" fo:font-size="12pt" fo:font-weight="bold" officeooo:rsid="001249b7" officeooo:paragraph-rsid="0016e198" style:font-size-asian="12.25pt" style:font-weight-asian="bold" style:font-size-complex="14pt" style:font-weight-complex="bold"/>
    </style:style>
    <style:style style:name="T1" style:family="text">
      <style:text-properties fo:font-variant="normal" fo:text-transform="none" fo:color="#000000" loext:opacity="100%" style:text-line-through-style="none" style:text-line-through-type="none" style:font-name="Arial2" fo:font-size="24pt" fo:font-style="normal" style:text-underline-style="none" fo:font-weight="normal" style:text-blinking="false" fo:background-color="transparent" loext:char-shading-value="0" style:font-size-asian="24pt" style:font-size-complex="24pt"/>
    </style:style>
    <style:style style:name="T2" style:family="text">
      <style:text-properties officeooo:rsid="000a4486"/>
    </style:style>
    <style:style style:name="T3" style:family="text">
      <style:text-properties style:font-name="Times New Roman1"/>
    </style:style>
    <style:style style:name="T4" style:family="text">
      <style:text-properties style:font-name="Times New Roman1" officeooo:rsid="000c685c"/>
    </style:style>
    <style:style style:name="T5" style:family="text">
      <style:text-properties style:font-name="Times New Roman1" officeooo:rsid="000dda2c"/>
    </style:style>
    <style:style style:name="T6" style:family="text">
      <style:text-properties style:font-name="Times New Roman1" fo:font-weight="bold" style:font-weight-asian="bold" style:font-weight-complex="bold"/>
    </style:style>
    <style:style style:name="T7" style:family="text">
      <style:text-properties style:font-name="Times New Roman1" fo:font-weight="bold" officeooo:rsid="000dda2c" style:font-weight-asian="bold" style:font-weight-complex="bold"/>
    </style:style>
    <style:style style:name="T8" style:family="text">
      <style:text-properties style:font-name="Times New Roman1" fo:font-weight="bold" officeooo:rsid="00139eb2" style:font-weight-asian="bold" style:font-weight-complex="bold"/>
    </style:style>
    <style:style style:name="T9" style:family="text">
      <style:text-properties style:font-name="Times New Roman1" officeooo:rsid="000ea60b"/>
    </style:style>
    <style:style style:name="T10" style:family="text">
      <style:text-properties style:font-name="Times New Roman1" fo:font-size="12pt" fo:font-weight="normal" officeooo:rsid="0019dab2" style:font-size-asian="12pt" style:font-weight-asian="normal" style:font-size-complex="12pt" style:font-weight-complex="normal"/>
    </style:style>
    <style:style style:name="T11" style:family="text">
      <style:text-properties style:font-name="Times New Roman1" officeooo:rsid="001249b7"/>
    </style:style>
    <style:style style:name="T12" style:family="text">
      <style:text-properties style:font-name="Times New Roman1" fo:font-weight="normal" style:font-weight-asian="normal" style:font-weight-complex="normal"/>
    </style:style>
    <style:style style:name="T13" style:family="text">
      <style:text-properties style:font-name="Times New Roman1" fo:font-style="italic" fo:font-weight="normal" style:font-weight-asian="normal" style:font-weight-complex="normal"/>
    </style:style>
    <style:style style:name="T14" style:family="text">
      <style:text-properties style:font-name="Times New Roman1" fo:font-style="italic" fo:font-weight="normal" officeooo:rsid="00155ad5" style:font-weight-asian="normal" style:font-weight-complex="normal"/>
    </style:style>
    <style:style style:name="T15" style:family="text">
      <style:text-properties style:font-name="Times New Roman1" fo:font-style="italic" fo:font-weight="normal" officeooo:rsid="0016e198" style:font-weight-asian="normal" style:font-weight-complex="normal"/>
    </style:style>
    <style:style style:name="T16" style:family="text">
      <style:text-properties style:font-name="Times New Roman1" officeooo:rsid="00139eb2"/>
    </style:style>
    <style:style style:name="T17" style:family="text">
      <style:text-properties style:font-name="Times New Roman1" officeooo:rsid="001433aa"/>
    </style:style>
    <style:style style:name="T18" style:family="text">
      <style:text-properties style:font-name="Times New Roman1" officeooo:rsid="0016e198"/>
    </style:style>
    <style:style style:name="T19" style:family="text">
      <style:text-properties style:font-name="Times New Roman1" officeooo:rsid="0017f44e"/>
    </style:style>
    <style:style style:name="T20" style:family="text">
      <style:text-properties style:font-name="Times New Roman1" officeooo:rsid="00180df4"/>
    </style:style>
    <style:style style:name="T21" style:family="text">
      <style:text-properties style:font-name="Times New Roman1" officeooo:rsid="0019dab2"/>
    </style:style>
    <style:style style:name="T22" style:family="text">
      <style:text-properties fo:font-size="12pt" fo:font-weight="normal" officeooo:rsid="00180df4" style:font-size-asian="12pt" style:font-weight-asian="normal" style:font-size-complex="12pt" style:font-weight-complex="normal"/>
    </style:style>
    <style:style style:name="T23" style:family="text">
      <style:text-properties fo:font-size="12pt" fo:font-weight="bold" officeooo:rsid="00180df4" style:font-size-asian="12pt" style:font-weight-asian="bold" style:font-size-complex="12pt" style:font-weight-complex="bold"/>
    </style:style>
    <style:style style:name="T24" style:family="text">
      <style:text-properties officeooo:rsid="001fd1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22141b1e-7fff-2526-f3aa-e27815886c95"/><text:span text:style-name="T1">Carbon-Aware Kubernetes Scheduling</text:span> </text:p>
      <text:p text:style-name="P12">- <text:span text:style-name="T2">Petar Nenkov</text:span></text:p>
      <text:p text:style-name="P12">- <text:span text:style-name="T2">Raphael Rossman</text:span></text:p>
      <text:p text:style-name="P14"/>
      <text:p text:style-name="P17">Abstract</text:p>
      <text:p text:style-name="P9"><text:span text:style-name="T4">Standard Kubernetes scheduler optimizes task allocations based on available resources such as RAM and CPU and does not optimize for the CO2 emissions the given pod produces by running this task. With the ever increasing migration to cloud computing and power consumption that comes with it, it is important to create a solution that takes this into account as well, especially with the additional expenses that would be brought on by a carbon tax. </text:span><text:span text:style-name="T3">The goal of this project is to develop a custom scheduler for the Kubernetes system that allows scheduling not only on computer resources for the various tasks, but one that also takes into account the relation between energy consumed by the task to be scheduled and the CO2 amounts that are produced by running the task on this “pod” compared to another one. This will allow the implementation of a system that allows kubernetes to schedule its task in a much smarter, much greener way thus saving CO2 emissions </text:span><text:span text:style-name="T4">and costs </text:span><text:span text:style-name="T3">for companies that use Kubernetes.</text:span></text:p>
      <text:p text:style-name="P18">State of the Arts</text:p>
      <text:p text:style-name="P4"><text:span text:style-name="T3">Carbon aware computing is a concept that has spawned many possible solutions and ideas of solutions to try and reduce. </text:span><text:span text:style-name="T16">Generally there are <text:s/>multiple categorization of solutions: </text:span></text:p>
      <text:p text:style-name="P4"><text:span text:style-name="T8">Temporal Shifting: </text:span><text:span text:style-name="T18">[3][4]</text:span><text:span text:style-name="T16">Temporal scheduling refers to the idea of taking a non-critical task and delaying it’s execution period to times of day with lower grid emission. This solution utilizes prediction methods either using algorithms in tandem with machine learning in order to accurately predict low carbon intensity periods suitable for the non-critical tasks.</text:span></text:p>
      <text:p text:style-name="P6"><text:span text:style-name="T6">Spatial Shifting:</text:span><text:span text:style-name="T3"> </text:span><text:span text:style-name="T18">[3][4]</text:span><text:span text:style-name="T17">The idea behind this solution is taking a task that is running on an already existing pod and migrating it to another one. By using this methodology it is possible to utilize the different levels of carbon emissions for different areas throughout the day, since a region where the sun is up is more likely to be producing solar energy for its usage. However, this solution requires the availability of multiple clusters in order to be able to shift the tasks correctly.</text:span></text:p>
      <text:p text:style-name="P4"><text:span text:style-name="T8">Scheduler Plugins: </text:span><text:span text:style-name="T17">This solution involves the creation of custom schedulers that capture the tasks to be deployed, performs some comparisons such as checking the carbon intensity utilizing APIs </text:span><text:span text:style-name="T18">such as WattTime [2] and ElectricityMap [1]</text:span><text:span text:style-name="T17">, deciding which cluster to send it to and then passing the information on to Kubernetes to deploy the actual task. </text:span></text:p>
      <text:p text:style-name="P5"><text:span text:style-name="T18">[3]</text:span><text:span text:style-name="T8">Predictive Modeling: </text:span><text:span text:style-name="T16">Using Machine Learning, systems try to forecast future carbon intensity for different regions. And schedule tasks based on this prediction model. </text:span><text:span text:style-name="T17">This allows for a proactive solution instead of a reactive one, such as knowing through past data that a region will be available so you purposely withhold the deployment of a non-critical task instead of withholding it and hoping that a suitable location will become available before the task expires.</text:span></text:p>
      <text:p text:style-name="P10"><text:span text:style-name="T17">D</text:span><text:span text:style-name="T3">ownscaling: </text:span><text:span text:style-name="T12">One of the simplest solutions is to extend Kubernetes manager to track which pods are operating and which are not or are unlikely to be used in the coming time. This allows the manager to shut down any such clusters to reduce power consumptions which would otherwise be wasted on clusters that are not being properly utilized.</text:span></text:p>
      <text:p text:style-name="P7"><text:span text:style-name="T8">W</text:span><text:span text:style-name="T6">rap up for Theoretical Solutions</text:span><text:span text:style-name="T3">: It is important to note that these solutions are not exclusive, it is exactly the opposite. Real solutions as the ones that are to be presented next utilize a mixture of these concepts in order to create reliable real world applicable systems.</text:span></text:p>
      <text:p text:style-name="P20">State of the Art Solutions:</text:p>
      <text:h text:style-name="P1" text:outline-level="1"><text:bookmark text:name="kubernetes-efficient-power-level-exporter-kepler"/><text:span text:style-name="T6">Kubernetes Efficient Power Level Exporter:</text:span><text:span text:style-name="T3"> </text:span><text:span text:style-name="T21">[6] </text:span><text:span text:style-name="T20">A Prometheus exporter measuring the energy consumption at the container, POD, VM and process level by reading the hardware sensors with an Intel RAPL and eBPF and allocates the workload based on this data.</text:span></text:h>
      <text:p text:style-name="P3"><text:span text:style-name="T6">Kube-green:</text:span><text:span text:style-name="T3"> </text:span><text:span text:style-name="T21">[7]</text:span><text:span text:style-name="T3">A solution designed to reduce the carbon footprint by intelligently scheduling sleep time for the clusters when they are least needed and returning them to the state before shutdown when they are required. This allows </text:span><text:soft-page-break/><text:span text:style-name="T3">for power saving to quickly scale up due to the ease of automation for this.</text:span></text:p>
      <text:h text:style-name="P2" text:outline-level="1"><text:span text:style-name="T6">Carbon Aware SDK</text:span><text:span text:style-name="T3">: </text:span><text:span text:style-name="T21">[8]</text:span><text:span text:style-name="T3">A solution developed to use the Temporal/Spatial shifting methods mentioned previously. It does so by measuring the carbon emission of your software and building data on when and where to schedule task allowing for greener deployment of non-critical tasks.</text:span></text:h>
      <text:p text:style-name="P15"><text:span text:style-name="T23">Computer Gardener:</text:span><text:span text:style-name="T22"> </text:span><text:span text:style-name="T10">[9]</text:span><text:span text:style-name="T22">This is a custom scheduler plugin that enables carbon saving through emission tracking at pod level. It additionally offers price-aware scheduling, meaing </text:span>time-of-use electricity pricing schedules.</text:p>
      <text:p text:style-name="P17">Introduction</text:p>
      <text:p text:style-name="P8"><text:span text:style-name="T3">This project focuses on the development of a custom python based scheduler that takes into account the resources and the saved CO2 emissions into account. The project itself consists of the following contents. 1) A python <text:s/>scheduler that runs as overhead to the native Kubernetes scheduler. It receives different types of tasks, takes into account their priorities, optimizes them based on the CO2g/kWh the pod produces and then passes them to Kubernetes to start up in the greenest area or alternatively freezes low priority long running tasks until a pod that is below a threshold becomes available. 2) The Kubernetes is implemented using minikubes</text:span><text:span text:style-name="T5"> and runs on a docker environment to simulate a real world setup. 3) In order to simulate Kubernetes clusters that are distributed worldwide, we use vClusters to create 3 distinct regions for the simulation. We have </text:span><text:span text:style-name="T7">us-east</text:span><text:span text:style-name="T5">, </text:span><text:span text:style-name="T7">eu-west</text:span><text:span text:style-name="T5"> and </text:span><text:span text:style-name="T7">asia-east </text:span><text:span text:style-name="T5">that go through a set list of carbon values that simulate low-carbon time and high-carbon time in order to provide a stable, predictable and comparable results for our scheduler against the standard one. 4) We use our own script to assign each region its own carbon level at various times instead of a real API to allow predictability for the testing environment, but the script is easily extended to connect to a real API that would provide real values </text:span><text:span text:style-name="T11">such as WattTime</text:span><text:span text:style-name="T19">[2]</text:span><text:span text:style-name="T11"> or ElectricityMap</text:span><text:span text:style-name="T19">[1]</text:span><text:span text:style-name="T5">. </text:span><text:span text:style-name="T9">5) Prometheus data base is used in order to store the carbon values published by our script in order for the custom scheduler to be able to read them. Grafana is used to visualize the results of the tests for comparison. </text:span></text:p>
      <text:p text:style-name="P24"><text:span text:style-name="T3"/></text:p>
      <text:p text:style-name="P19">Demo</text:p>
      <text:p text:style-name="P21">The scheduler is able to distînguish between three different type of tasks and provide custom scheduling strategy for each. The critical/real time tasks are always prioritized to the best pod available regardless of CO2 emissions in order to ensure real time compliance. Middle Tier tasks are ones that are distributed to the greenest available regions based on their carbon score. This is further expanded with a monitoring strategy that rechecks the carbon score for the regions in which the running non-critical tasks are and if after a score update a greener region is found then the tasks are migrated using the kubernetes python API. Finally, there are the low long running tasks that are kept in stasis in the case of the regions all being above an acceptable CO2 threshold and only deployed when a region becomes green enough to be allowed through. The demo also has a failover mechanism so that if a region goes offline, all the tasks are moved over to another region that fits their resolution strategies. For the comparison between our scheduler with the base Kubernetes one we ran the same tasks one with our scheduler and once without.</text:p>
      <text:p text:style-name="P16">Results</text:p>
      <text:p text:style-name="P22">For the results the standard scheduler worked as expected, this meaning that the tasks were sent over to the pods that fit the resource requirements only <text:span text:style-name="T24">resulting in a load balanced pods distribution but an increase of carbon emission by 20 percent or more when compared to our</text:span>. <text:span text:style-name="T24">This was because</text:span> middle priority tasks were sent to both clean and dirty regions while low priority tasks were sent immediately when a pod with the required resources can be provided instead of waiting for a green region to be available. For comparison our scheduler performed as was expected saving much CO2 in the process. <text:span text:style-name="T24">Where the average of our scheduler was about 350 CO2g/kWh the standard one produced about 450 CO2g/kWh. This was due to the pods being actively moved to lower intensity areas whenever possible through spacial shifting as well as low priority being delayed by the temporal shifting.</text:span></text:p>
      <text:p text:style-name="P25"/>
      <text:p text:style-name="P23">Bibliography:</text:p>
      <text:p text:style-name="P26"><text:span text:style-name="T14">[1] </text:span><text:span text:style-name="T13">Global electricity data, unified under a single reliable platform</text:span><text:span text:style-name="T12">. (n.d.). https://www.electricitymaps.com/platform/api</text:span></text:p>
      <text:p text:style-name="P27"><text:span text:style-name="T14">[2] </text:span><text:span text:style-name="T13">WattTime Data API</text:span><text:span text:style-name="T12">. (n.d.). https://docs.watttime.org/</text:span></text:p>
      <text:p text:style-name="P27"><text:span text:style-name="T14">[3] </text:span><text:span text:style-name="T12">University of Stuttgart (Director). (2023, March 19). </text:span><text:span text:style-name="T13">Reducing carbon emissions in kubernetes clusters through temporal and spatial workload management</text:span><text:span text:style-name="T12">. Nb Info. Retrieved January 15, 2026, from https://d-nb.info/1287715753/34</text:span></text:p>
      <text:p text:style-name="P11"><text:span text:style-name="T14">[4] </text:span><text:span text:style-name="T12">Piontek, T., Haghshenas, K., &amp; Aiello, M. (2023, June 27). </text:span><text:span text:style-name="T13">Carbon emission‐aware job scheduling for kubernetes deployments</text:span><text:span text:style-name="T12">.</text:span></text:p>
      <text:p text:style-name="P27"><text:span text:style-name="T14">[5]</text:span><text:span text:style-name="T13">A survey on task scheduling in Carbon-Aware container Orchestration</text:span><text:span text:style-name="T12">. (n.d.). https://arxiv.org/html/2508.05949v1#S1</text:span></text:p>
      <text:p text:style-name="P27"><text:span text:style-name="T15">[6]</text:span><text:span text:style-name="T13">Kepler</text:span><text:span text:style-name="T12">. (n.d.). https://sustainable-computing.io/</text:span></text:p>
      <text:p text:style-name="P28"><text:span text:style-name="T15">[7]</text:span><text:span text:style-name="T13">kube-green</text:span><text:span text:style-name="T12">. (n.d.). https://kube-green.dev/</text:span></text:p>
      <text:p text:style-name="P28"><text:span text:style-name="T15">[8]</text:span><text:span text:style-name="T13">Carbon Aware SDK | Carbon Aware SDK</text:span><text:span text:style-name="T12">. (n.d.). https://carbon-aware-sdk.greensoftware.foundation/docs/overview</text:span></text:p>
      <text:p text:style-name="P28"><text:span text:style-name="T15">[9]</text:span><text:span text:style-name="T12">Systems, E. (n.d.). </text:span><text:span text:style-name="T13">Compute Gardener - Carbon-Aware kubernetes scheduling</text:span><text:span text:style-name="T12">. Compute Gardener. https://www.compute-gardener.com/resources/documentation</text:span></text:p>
      <text:p text:style-name="P11"><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19T18:17:56.194000000</meta:creation-date>
    <dc:date>2026-01-20T22:20:21.391000000</dc:date>
    <meta:editing-duration>PT51M27S</meta:editing-duration>
    <meta:editing-cycles>12</meta:editing-cycles>
    <meta:generator>LibreOffice/24.2.5.2$Windows_X86_64 LibreOffice_project/bffef4ea93e59bebbeaf7f431bb02b1a39ee8a59</meta:generator>
    <meta:document-statistic meta:table-count="0" meta:image-count="0" meta:object-count="0" meta:page-count="3" meta:paragraph-count="34" meta:word-count="1465" meta:character-count="9358" meta:non-whitespace-character-count="7921"/>
  </office:meta>
</office:document-meta>
</file>